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8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74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11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2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80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2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2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2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31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4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4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4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4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4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47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59722in" style:font-size-asian="0.59722in" style:font-size-complex="0.597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en" fo:country="ID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text:list-style style:name="a47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7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8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1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0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4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3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5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4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6" draw:name="Title 1" svg:x="1.66667in" svg:y="2.92in" svg:width="10in" svg:height="0.91854in" presentation:class="title" presentation:placeholder="false">
          <draw:text-box>
            <text:p text:style-name="a385" text:class-names="" text:cond-style-name=""><text:span text:style-name="a381" text:class-names="">Rubrik 1</text:span><text:span text:style-name="a382" text:class-names="">st</text:span><text:span text:style-name="a383" text:class-names=""><text:s text:c="1"/>Iteration UIUX</text:span><text:span text:style-name="a384" text:class-names=""/></text:p>
          </draw:text-box>
          <svg:title/>
          <svg:desc/>
        </draw:frame>
        <draw:frame draw:id="id64" presentation:style-name="a387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8" draw:master-page-name="Master1-Layout2-obj-Title-and-Content" presentation:presentation-page-layout-name="Master1-PPL2" draw:id="Slide-257">
        <draw:custom-shape svg:x="0.03in" svg:y="0.18in" svg:width="6.51in" svg:height="6.88in" draw:id="id65" draw:style-name="a391" draw:name="Rectangle: Rounded Corners 3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67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66" presentation:style-name="a406" draw:name="Title 1" svg:x="0.15667in" svg:y="0.28931in" svg:width="5.75in" svg:height="1.44965in" presentation:class="title" presentation:placeholder="false">
          <draw:text-box>
            <text:p text:style-name="a405" text:class-names="" text:cond-style-name=""><text:span text:style-name="a392" text:class-names="">Pihak</text:span><text:span text:style-name="a393" text:class-names=""><text:s text:c="1"/>Dev to Cust:</text:span><text:span text:style-name="a394" text:class-names=""><text:line-break/></text:span><text:span text:style-name="a395" text:class-names="">Beberapa</text:span><text:span text:style-name="a396" text:class-names=""><text:s text:c="1"/></text:span><text:span text:style-name="a397" text:class-names="">pertanyaan</text:span><text:span text:style-name="a398" text:class-names=""><text:s text:c="1"/>yang<text:s text:c="1"/></text:span><text:span text:style-name="a399" text:class-names="">bisa</text:span><text:span text:style-name="a400" text:class-names=""><text:s text:c="1"/></text:span><text:span text:style-name="a401" text:class-names="">saja</text:span><text:span text:style-name="a402" text:class-names=""><text:s text:c="1"/></text:span><text:span text:style-name="a403" text:class-names="">diajukan</text:span><text:span text:style-name="a404" text:class-names=""/></text:p>
          </draw:text-box>
          <svg:title/>
          <svg:desc/>
        </draw:frame>
        <draw:frame draw:id="id67" presentation:style-name="a482" draw:name="Content Placeholder 2" svg:x="0.15667in" svg:y="1.99653in" svg:width="6.38333in" svg:height="5.21417in" presentation:class="outline" presentation:placeholder="false">
          <draw:text-box>
            <text:list text:style-name="a409">
              <text:list-item>
                <text:p text:style-name="a408" text:class-names="" text:cond-style-name=""><text:span text:style-name="a407" text:class-names="">Apa kesan pertama Anda saat melihat antarmuka ini?</text:span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Apa yang menarik perhatian Anda pertama kali? Hubungkan denga 3 prinsip design rule yang telah dipelajari</text:span></text:p>
              </text:list-item>
            </text:list>
            <text:list text:style-name="a432">
              <text:list-item>
                <text:p text:style-name="a431" text:class-names="" text:cond-style-name=""><text:span text:style-name="a413" text:class-names="">Apakah</text:span><text:span text:style-name="a414" text:class-names=""><text:s text:c="1"/>Anda<text:s text:c="1"/></text:span><text:span text:style-name="a415" text:class-names="">dapat</text:span><text:span text:style-name="a416" text:class-names=""><text:s text:c="1"/></text:span><text:span text:style-name="a417" text:class-names="">menemukan</text:span><text:span text:style-name="a418" text:class-names=""><text:s text:c="1"/></text:span><text:span text:style-name="a419" text:class-names="">informasi</text:span><text:span text:style-name="a420" text:class-names=""><text:s text:c="1"/></text:span><text:span text:style-name="a421" text:class-names="">atau</text:span><text:span text:style-name="a422" text:class-names=""><text:s text:c="1"/></text:span><text:span text:style-name="a423" text:class-names="">fitur</text:span><text:span text:style-name="a424" text:class-names=""><text:s text:c="1"/>yang Anda<text:s text:c="1"/></text:span><text:span text:style-name="a425" text:class-names="">cari</text:span><text:span text:style-name="a426" text:class-names=""><text:s text:c="1"/></text:span><text:span text:style-name="a427" text:class-names="">dengan</text:span><text:span text:style-name="a428" text:class-names=""><text:s text:c="1"/></text:span><text:span text:style-name="a429" text:class-names="">mudah</text:span><text:span text:style-name="a430" text:class-names="">?</text:span></text:p>
              </text:list-item>
            </text:list>
            <text:list text:style-name="a448">
              <text:list-item>
                <text:p text:style-name="a447" text:class-names="" text:cond-style-name=""><text:span text:style-name="a433" text:class-names="">Bagaimana</text:span><text:span text:style-name="a434" text:class-names=""><text:s text:c="1"/></text:span><text:span text:style-name="a435" text:class-names="">pengalaman</text:span><text:span text:style-name="a436" text:class-names=""><text:s text:c="1"/>Anda<text:s text:c="1"/></text:span><text:span text:style-name="a437" text:class-names="">saat</text:span><text:span text:style-name="a438" text:class-names=""><text:s text:c="1"/></text:span><text:span text:style-name="a439" text:class-names="">menavigasi</text:span><text:span text:style-name="a440" text:class-names=""><text:s text:c="1"/></text:span><text:span text:style-name="a441" text:class-names="">melalui</text:span><text:span text:style-name="a442" text:class-names=""><text:s text:c="1"/></text:span><text:span text:style-name="a443" text:class-names="">antarmuka</text:span><text:span text:style-name="a444" text:class-names=""><text:s text:c="1"/></text:span><text:span text:style-name="a445" text:class-names="">ini</text:span><text:span text:style-name="a446" text:class-names="">?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Apakah warna, ikon, dan tata letak membantu atau mengganggu Anda dalam menggunakan antarmuka ini?</text:span></text:p>
              </text:list-item>
            </text:list>
            <text:list text:style-name="a471">
              <text:list-item>
                <text:p text:style-name="a470" text:class-names="" text:cond-style-name=""><text:span text:style-name="a452" text:class-names="">Apakah</text:span><text:span text:style-name="a453" text:class-names=""><text:s text:c="1"/></text:span><text:span text:style-name="a454" text:class-names="">ada</text:span><text:span text:style-name="a455" text:class-names=""><text:s text:c="1"/></text:span><text:span text:style-name="a456" text:class-names="">fitur</text:span><text:span text:style-name="a457" text:class-names=""><text:s text:c="1"/>yang<text:s text:c="1"/></text:span><text:span text:style-name="a458" text:class-names="">menurut</text:span><text:span text:style-name="a459" text:class-names=""><text:s text:c="1"/>Anda<text:s text:c="1"/></text:span><text:span text:style-name="a460" text:class-names="">tidak</text:span><text:span text:style-name="a461" text:class-names=""><text:s text:c="1"/></text:span><text:span text:style-name="a462" text:class-names="">diperlukan</text:span><text:span text:style-name="a463" text:class-names=""><text:s text:c="1"/></text:span><text:span text:style-name="a464" text:class-names="">atau</text:span><text:span text:style-name="a465" text:class-names=""><text:s text:c="1"/></text:span><text:span text:style-name="a466" text:class-names="">kurang</text:span><text:span text:style-name="a467" text:class-names=""><text:s text:c="1"/></text:span><text:span text:style-name="a468" text:class-names="">bermanfaat</text:span><text:span text:style-name="a469" text:class-names="">?</text:span></text:p>
              </text:list-item>
            </text:list>
            <text:list text:style-name="a475">
              <text:list-item>
                <text:p text:style-name="a474" text:class-names="" text:cond-style-name=""><text:span text:style-name="a472" text:class-names="">dll</text:span><text:span text:style-name="a473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  <draw:custom-shape svg:x="6.79333in" svg:y="0.18in" svg:width="6.51in" svg:height="6.88in" draw:id="id68" draw:style-name="a485" draw:name="Rectangle: Rounded Corners 4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67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69" draw:style-name="a500" draw:name="Title 1" svg:x="6.92in" svg:y="0.28931in" svg:width="5.75in" svg:height="1.44965in">
          <draw:text-box>
            <text:p text:style-name="a499" text:class-names="" text:cond-style-name=""><text:span text:style-name="a486" text:class-names="">Pihak</text:span><text:span text:style-name="a487" text:class-names=""><text:s text:c="1"/>Cust to Dev:</text:span><text:span text:style-name="a488" text:class-names=""><text:line-break/></text:span><text:span text:style-name="a489" text:class-names="">Berikan</text:span><text:span text:style-name="a490" text:class-names=""><text:s text:c="1"/>insight<text:s text:c="1"/></text:span><text:span text:style-name="a491" text:class-names="">dari</text:span><text:span text:style-name="a492" text:class-names=""><text:s text:c="1"/></text:span><text:span text:style-name="a493" text:class-names="">hasil</text:span><text:span text:style-name="a494" text:class-names=""><text:s text:c="1"/></text:span><text:span text:style-name="a495" text:class-names="">evaluasi</text:span><text:span text:style-name="a496" text:class-names=""><text:s text:c="1"/></text:span><text:span text:style-name="a497" text:class-names="">awal</text:span><text:span text:style-name="a498" text:class-names=""/></text:p>
          </draw:text-box>
          <svg:title/>
          <svg:desc/>
        </draw:frame>
        <draw:frame draw:id="id70" draw:style-name="a552" draw:name="Content Placeholder 2" svg:x="6.92in" svg:y="1.99653in" svg:width="6.38333in" svg:height="5.21417in">
          <draw:text-box>
            <text:list text:style-name="a517">
              <text:list-item>
                <text:p text:style-name="a516" text:class-names="" text:cond-style-name=""><text:span text:style-name="a501" text:class-names="">Cari sebanyak2 weakness<text:s text:c="1"/></text:span><text:span text:style-name="a502" text:class-names="">dari</text:span><text:span text:style-name="a503" text:class-names=""><text:s text:c="1"/></text:span><text:span text:style-name="a504" text:class-names="">desain</text:span><text:span text:style-name="a505" text:class-names=""><text:s text:c="1"/>yang<text:s text:c="1"/></text:span><text:span text:style-name="a506" text:class-names="">diberikan</text:span><text:span text:style-name="a507" text:class-names=""><text:s text:c="1"/>Dev<text:s text:c="1"/></text:span><text:span text:style-name="a508" text:class-names="">untuk</text:span><text:span text:style-name="a509" text:class-names=""><text:s text:c="1"/></text:span><text:span text:style-name="a510" text:class-names="">memberikan</text:span><text:span text:style-name="a511" text:class-names=""><text:s text:c="1"/>challenges<text:s text:c="1"/></text:span><text:span text:style-name="a512" text:class-names="">evaluasi</text:span><text:span text:style-name="a513" text:class-names=""><text:s text:c="1"/></text:span><text:span text:style-name="a514" text:class-names="">selanjutnya</text:span><text:span text:style-name="a515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18" text:class-names="">Gunakan</text:span><text:span text:style-name="a519" text:class-names=""><text:s text:c="1"/></text:span><text:span text:style-name="a520" text:class-names="">prinsip</text:span><text:span text:style-name="a521" text:class-names=""><text:s text:c="1"/>design rule<text:s text:c="1"/></text:span><text:span text:style-name="a522" text:class-names="">dalam</text:span><text:span text:style-name="a523" text:class-names=""><text:s text:c="1"/></text:span><text:span text:style-name="a524" text:class-names="">melalui</text:span><text:span text:style-name="a525" text:class-names=""><text:s text:c="1"/></text:span><text:span text:style-name="a526" text:class-names="">usability testing</text:span></text:p>
              </text:list-item>
            </text:list>
            <text:list text:style-name="a548">
              <text:list-item>
                <text:p text:style-name="a547" text:class-names="" text:cond-style-name=""><text:span text:style-name="a529" text:class-names="">Dokumentasikan</text:span><text:span text:style-name="a530" text:class-names=""><text:s text:c="1"/></text:span><text:span text:style-name="a531" text:class-names="">saran dan<text:s text:c="1"/></text:span><text:span text:style-name="a532" text:class-names="">identifikasi</text:span><text:span text:style-name="a533" text:class-names=""><text:s text:c="1"/></text:span><text:span text:style-name="a534" text:class-names="">perbaikan</text:span><text:span text:style-name="a535" text:class-names=""><text:s text:c="1"/></text:span><text:span text:style-name="a536" text:class-names="">dari</text:span><text:span text:style-name="a537" text:class-names=""><text:s text:c="1"/></text:span><text:span text:style-name="a538" text:class-names="">desain</text:span><text:span text:style-name="a539" text:class-names=""><text:s text:c="1"/></text:span><text:span text:style-name="a540" text:class-names="">tersebut</text:span><text:span text:style-name="a541" text:class-names=""><text:s text:c="1"/>(</text:span><text:span text:style-name="a542" text:class-names="">boleh</text:span><text:span text:style-name="a543" text:class-names=""><text:s text:c="1"/></text:span><text:span text:style-name="a544" text:class-names="">ditulis</text:span><text:span text:style-name="a545" text:class-names=""><text:s text:c="1"/>di note)</text:span><text:span text:style-name="a546" text:class-names=""/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  <draw:frame draw:id="id71" draw:style-name="a558" draw:name="Title 1" svg:x="4.795in" svg:y="6.39903in" svg:width="10in" svg:height="0.91854in">
          <draw:text-box>
            <text:p text:style-name="a557" text:class-names="" text:cond-style-name=""><text:span text:style-name="a553" text:class-names="">Rubrik 1</text:span><text:span text:style-name="a554" text:class-names="">st</text:span><text:span text:style-name="a555" text:class-names=""><text:s text:c="1"/>Iteration UIUX</text:span><text:span text:style-name="a55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ubrik 1st Iteration UIUX</dc:title>
    <meta:initial-creator>BUSTAMIN, ANUGRAYANI (UG)</meta:initial-creator>
    <dc:creator>BUSTAMIN, ANUGRAYANI (UG)</dc:creator>
    <meta:creation-date>2024-05-21T03:27:21Z</meta:creation-date>
    <dc:date>2024-05-21T03:27:44Z</dc:date>
    <meta:editing-cycles>1</meta:editing-cycles>
    <meta:editing-duration>PT22S</meta:editing-duration>
    <meta:document-statistic meta:paragraph-count="14" meta:word-count="145"/>
  </office:meta>
</office:document-meta>
</file>